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P6"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style:font-name-asian="Times New Roman" style:font-name-complex="Times New Roman" style:font-size-complex="12pt"/>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9"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6" style:family="paragraph" style:parent-style-name="Standard">
      <style:text-properties style:font-name="Arial" fo:font-size="10pt" officeooo:paragraph-rsid="0016d5d1" style:font-size-asian="10pt" style:font-size-complex="10pt"/>
    </style:style>
    <style:style style:name="P17"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9"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20"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5"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6"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7" style:family="paragraph" style:parent-style-name="Normal">
      <style:paragraph-properties fo:margin-top="0cm" fo:margin-bottom="0cm" style: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9"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30"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31"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2"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3"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4"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7"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8" style:family="paragraph" style:parent-style-name="Standard" style:list-style-name="L3">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9"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340eb" officeooo:paragraph-rsid="002f4e41"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32230a" style:font-size-asian="10pt" style:font-weight-asian="bold" style:font-size-complex="10pt" style:font-weight-complex="bold"/>
    </style:style>
    <style:style style:name="P42"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43"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4" style:family="paragraph" style:parent-style-name="Standard">
      <style:paragraph-properties style:writing-mode="lr-tb"/>
      <style:text-properties style:font-name="Arial" fo:font-size="10pt" fo:font-weight="bold" officeooo:rsid="0019c8a2" officeooo:paragraph-rsid="0033c1b9" style:font-size-asian="10pt" style:font-weight-asian="bold" style:font-size-complex="10pt" style:font-weight-complex="bold"/>
    </style:style>
    <style:style style:name="P45" style:family="paragraph" style:parent-style-name="Standard">
      <style:paragraph-properties style:writing-mode="lr-tb"/>
      <style:text-properties style:font-name="Arial" fo:font-size="10pt" fo:font-weight="bold" officeooo:rsid="0019c8a2" officeooo:paragraph-rsid="00359249" style:font-size-asian="10pt" style:font-weight-asian="bold" style:font-size-complex="10pt" style:font-weight-complex="bold"/>
    </style:style>
    <style:style style:name="P46" style:family="paragraph" style:parent-style-name="Standard">
      <style:paragraph-properties style:writing-mode="lr-tb"/>
      <style:text-properties style:font-name="Arial" fo:font-size="10pt" fo:font-weight="bold" officeooo:rsid="0019c8a2" officeooo:paragraph-rsid="00363d1f" style:font-size-asian="10pt" style:font-weight-asian="bold" style:font-size-complex="10pt" style:font-weight-complex="bold"/>
    </style:style>
    <style:style style:name="P47" style:family="paragraph" style:parent-style-name="Standard" style:list-style-name="">
      <style:paragraph-properties style:writing-mode="lr-tb"/>
      <style:text-properties style:font-name="Arial" fo:font-size="10pt" fo:font-weight="bold" officeooo:paragraph-rsid="002b394b"/>
    </style:style>
    <style:style style:name="P48" style:family="paragraph" style:parent-style-name="Standard" style:list-style-name="">
      <style:paragraph-properties style:writing-mode="lr-tb"/>
      <style:text-properties style:font-name="Arial" fo:font-size="10pt" fo:font-weight="bold" officeooo:paragraph-rsid="002bb490"/>
    </style:style>
    <style:style style:name="P49" style:family="paragraph" style:parent-style-name="Standard">
      <style:paragraph-properties style:writing-mode="lr-tb"/>
      <style:text-properties style:font-name="Arial" fo:font-size="10pt" fo:font-weight="bold" officeooo:paragraph-rsid="0032230a"/>
    </style:style>
    <style:style style:name="P50" style:family="paragraph" style:parent-style-name="Standard">
      <style:paragraph-properties style:writing-mode="lr-tb"/>
      <style:text-properties style:font-name="Arial" fo:font-size="10pt" fo:font-weight="bold" officeooo:rsid="0019c8a2" officeooo:paragraph-rsid="0032230a" fo:background-color="#ffff00" style:font-size-asian="10pt" style:font-weight-asian="bold" style:font-size-complex="10pt" style:font-weight-complex="bold"/>
    </style:style>
    <style:style style:name="P51" style:family="paragraph" style:parent-style-name="Standard" style:list-style-name="">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52"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53"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4"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5"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6"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57"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58" style:family="paragraph" style:parent-style-name="Standard">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9" style:family="paragraph" style:parent-style-name="Standard" style:list-style-name="L6">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60" style:family="paragraph" style:parent-style-name="Standard">
      <style:paragraph-properties style:writing-mode="lr-tb"/>
      <style:text-properties style:font-name="Arial" fo:font-size="10pt" fo:font-weight="normal" officeooo:rsid="0031c268" officeooo:paragraph-rsid="0031c268" style:font-size-asian="10pt" style:font-weight-asian="normal" style:font-size-complex="10pt" style:font-weight-complex="normal"/>
    </style:style>
    <style:style style:name="P61" style:family="paragraph" style:parent-style-name="Standard">
      <style:paragraph-properties style:writing-mode="lr-tb"/>
      <style:text-properties style:font-name="Arial" fo:font-size="10pt" fo:font-weight="normal" officeooo:rsid="0019c8a2" officeooo:paragraph-rsid="0032230a" style:font-size-asian="10pt" style:font-weight-asian="normal" style:font-size-complex="10pt" style:font-weight-complex="normal"/>
    </style:style>
    <style:style style:name="P62" style:family="paragraph" style:parent-style-name="Standard">
      <style:paragraph-properties style:writing-mode="lr-tb"/>
      <style:text-properties style:font-name="Arial" fo:font-size="10pt" fo:font-weight="normal" officeooo:rsid="0033c1b9" officeooo:paragraph-rsid="0033c1b9" style:font-size-asian="10pt" style:font-weight-asian="normal" style:font-size-complex="10pt" style:font-weight-complex="normal"/>
    </style:style>
    <style:style style:name="P63" style:family="paragraph" style:parent-style-name="Standard">
      <style:paragraph-properties style:writing-mode="lr-tb"/>
      <style:text-properties style:font-name="Arial" fo:font-size="10pt" fo:font-weight="normal" officeooo:rsid="003451d8" officeooo:paragraph-rsid="003451d8" style:font-size-asian="10pt" style:font-weight-asian="normal" style:font-size-complex="10pt" style:font-weight-complex="normal"/>
    </style:style>
    <style:style style:name="P64" style:family="paragraph" style:parent-style-name="Standard">
      <style:paragraph-properties style:writing-mode="lr-tb"/>
      <style:text-properties style:font-name="Arial" fo:font-size="10pt" fo:font-weight="normal" officeooo:rsid="003451d8" officeooo:paragraph-rsid="0021f6bd" style:font-size-asian="10pt" style:font-weight-asian="normal" style:font-size-complex="10pt" style:font-weight-complex="normal"/>
    </style:style>
    <style:style style:name="P65" style:family="paragraph" style:parent-style-name="Standard">
      <style:paragraph-properties style:writing-mode="lr-tb"/>
      <style:text-properties style:font-name="Arial" fo:font-size="10pt" fo:font-weight="normal" officeooo:rsid="00359249" officeooo:paragraph-rsid="00359249" style:font-size-asian="10pt" style:font-weight-asian="normal" style:font-size-complex="10pt" style:font-weight-complex="normal"/>
    </style:style>
    <style:style style:name="P66" style:family="paragraph" style:parent-style-name="Standard">
      <style:paragraph-properties style:writing-mode="lr-tb"/>
      <style:text-properties style:font-name="Arial" fo:font-size="10pt" fo:font-weight="normal" officeooo:rsid="00363d1f" officeooo:paragraph-rsid="00363d1f" style:font-size-asian="10pt" style:font-weight-asian="normal" style:font-size-complex="10pt" style:font-weight-complex="normal"/>
    </style:style>
    <style:style style:name="P67"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68"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69" style:family="paragraph" style:parent-style-name="Standard" style:list-style-name="">
      <style:paragraph-properties style:writing-mode="lr-tb"/>
      <style:text-properties style:font-name="Arial" fo:font-size="10pt" fo:font-style="italic" fo:font-weight="normal" officeooo:rsid="0033c1b9" officeooo:paragraph-rsid="003451d8" style:font-size-asian="10pt" style:font-style-asian="italic" style:font-weight-asian="normal" style:font-size-complex="10pt" style:font-style-complex="italic" style:font-weight-complex="normal"/>
    </style:style>
    <style:style style:name="P70" style:family="paragraph" style:parent-style-name="Standard">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1" style:family="paragraph" style:parent-style-name="Standard" style:list-style-name="">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2" style:family="paragraph" style:parent-style-name="Standard">
      <style:paragraph-properties style:writing-mode="lr-tb"/>
      <style:text-properties style:font-name="Arial" fo:font-size="10pt" fo:font-style="italic" fo:font-weight="normal" officeooo:rsid="00359249" officeooo:paragraph-rsid="00359249" style:font-size-asian="10pt" style:font-style-asian="italic" style:font-weight-asian="normal" style:font-size-complex="10pt" style:font-style-complex="italic" style:font-weight-complex="normal"/>
    </style:style>
    <style:style style:name="P73" style:family="paragraph" style:parent-style-name="Standard">
      <style:paragraph-properties style:writing-mode="lr-tb"/>
      <style:text-properties style:font-name="Arial" fo:font-size="10pt" fo:font-style="italic" fo:font-weight="normal" officeooo:rsid="00363d1f" officeooo:paragraph-rsid="00363d1f" style:font-size-asian="10pt" style:font-style-asian="italic" style:font-weight-asian="normal" style:font-size-complex="10pt" style:font-style-complex="italic" style:font-weight-complex="normal"/>
    </style:style>
    <style:style style:name="P74" style:family="paragraph" style:parent-style-name="Standard">
      <style:paragraph-properties style:writing-mode="lr-tb"/>
      <style:text-properties style:font-name="Arial" fo:font-size="10pt" fo:font-style="normal" fo:font-weight="normal" officeooo:rsid="0033c1b9" officeooo:paragraph-rsid="0033c1b9" style:font-size-asian="10pt" style:font-style-asian="normal" style:font-weight-asian="normal" style:font-size-complex="10pt" style:font-style-complex="normal" style:font-weight-complex="normal"/>
    </style:style>
    <style:style style:name="P75" style:family="paragraph" style:parent-style-name="Standard">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6" style:family="paragraph" style:parent-style-name="Standard" style:list-style-name="">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7" style:family="paragraph" style:parent-style-name="Standard">
      <style:paragraph-properties style:writing-mode="lr-tb"/>
      <style:text-properties style:font-name="Arial" fo:font-size="10pt" fo:font-style="normal" fo:font-weight="normal" officeooo:rsid="00359249" officeooo:paragraph-rsid="00359249" style:font-size-asian="10pt" style:font-style-asian="normal" style:font-weight-asian="normal" style:font-size-complex="10pt" style:font-style-complex="normal" style:font-weight-complex="normal"/>
    </style:style>
    <style:style style:name="P78" style:family="paragraph" style:parent-style-name="Standard">
      <style:paragraph-properties style:writing-mode="lr-tb"/>
      <style:text-properties style:font-name="Arial" fo:font-size="10pt" fo:font-style="normal" fo:font-weight="normal" officeooo:rsid="00363d1f" officeooo:paragraph-rsid="00363d1f" style:font-size-asian="10pt" style:font-style-asian="normal" style:font-weight-asian="normal" style:font-size-complex="10pt" style:font-style-complex="normal" style:font-weight-complex="normal"/>
    </style:style>
    <style:style style:name="P79"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80"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1"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8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83"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84"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fo:background-color="transparent" style:font-size-asian="14pt" style:font-weight-asian="bold" style:font-name-complex="Times New Roman" style:font-size-complex="14pt" style:font-style-complex="normal" style:font-weight-complex="bold"/>
    </style:style>
    <style:style style:name="P85" style:family="paragraph" style:parent-style-name="Standard" style:list-style-name="">
      <style:paragraph-properties style:writing-mode="lr-tb"/>
      <style:text-properties style:font-name="Arial" fo:font-size="9pt" fo:font-style="italic" fo:font-weight="normal" officeooo:rsid="0028c41e" officeooo:paragraph-rsid="0028c41e" style:font-size-asian="9pt" style:font-style-asian="italic" style:font-weight-asian="normal" style:font-name-complex="Times New Roman" style:font-size-complex="9pt" style:font-style-complex="italic" style:font-weight-complex="normal"/>
    </style:style>
    <style:style style:name="P86"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87"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88"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2d6e6f" fo:background-color="transparent" style:font-size-asian="10pt" style:font-weight-asian="bold" style:font-name-complex="Times New Roman" style:font-size-complex="10pt" style:font-style-complex="normal" style:font-weight-complex="normal"/>
    </style:style>
    <style:style style:name="P8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90"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91" style:family="paragraph" style:parent-style-name="Standard" style:list-style-name="L3">
      <style:paragraph-properties style:writing-mode="lr-tb"/>
      <style:text-properties officeooo:rsid="002b394b" officeooo:paragraph-rsid="002b394b"/>
    </style:style>
    <style:style style:name="P92"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93"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94" style:family="paragraph" style:parent-style-name="Standard">
      <style:paragraph-properties style:writing-mode="lr-tb"/>
      <style:text-properties officeooo:paragraph-rsid="0021f6bd"/>
    </style:style>
    <style:style style:name="P95" style:family="paragraph" style:parent-style-name="Standard">
      <style:paragraph-properties style:writing-mode="lr-tb"/>
      <style:text-properties officeooo:paragraph-rsid="0019c8a2"/>
    </style:style>
    <style:style style:name="P96" style:family="paragraph" style:parent-style-name="Standard" style:list-style-name="L6">
      <style:paragraph-properties style:writing-mode="lr-tb"/>
      <style:text-properties officeooo:rsid="002fb189" officeooo:paragraph-rsid="002fb189"/>
    </style:style>
    <style:style style:name="P97" style:family="paragraph" style:parent-style-name="Standard" style:list-style-name="L2">
      <style:text-properties fo:font-variant="normal" fo:text-transform="none" style:font-name="Arial" fo:font-size="10pt" fo:letter-spacing="normal" officeooo:paragraph-rsid="00203922" style:font-size-asian="10pt" style:font-size-complex="10pt"/>
    </style:style>
    <style:style style:name="P98"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99"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100" style:family="paragraph" style:parent-style-name="Normal" style:list-style-name="">
      <style:paragraph-properties style:writing-mode="lr-tb"/>
      <style:text-properties style:font-name="Arial" style:font-name-complex="Times New Roman" style:font-size-complex="12pt" style:font-weight-complex="normal"/>
    </style:style>
    <style:style style:name="P101" style:family="paragraph" style:parent-style-name="heading_20_1">
      <style:paragraph-properties style:writing-mode="lr-tb"/>
    </style:style>
    <style:style style:name="P102"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3"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104"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105"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font-size="10pt" fo:font-weight="normal" officeooo:rsid="002fb189" style:font-size-asian="10pt" style:font-weight-asian="normal" style:font-size-complex="10pt" style:font-weight-complex="normal"/>
    </style:style>
    <style:style style:name="T10" style:family="text">
      <style:text-properties fo:font-style="normal" fo:font-weight="normal"/>
    </style:style>
    <style:style style:name="T11" style:family="text">
      <style:text-properties fo:font-style="normal" fo:font-weight="normal" officeooo:rsid="00203922" style:font-weight-asian="normal" style:font-name-complex="Times New Roman" style:font-style-complex="normal" style:font-weight-complex="normal"/>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font-weight="normal" officeooo:rsid="002b394b" style:font-weight-asian="normal" style:font-weight-complex="normal"/>
    </style:style>
    <style:style style:name="T15" style:family="text">
      <style:text-properties fo:font-weight="normal" officeooo:rsid="002b394b" style:font-size-asian="10pt" style:font-weight-asian="normal" style:font-name-complex="Times New Roman" style:font-size-complex="10pt" style:font-style-complex="normal" style:font-weight-complex="normal"/>
    </style:style>
    <style:style style:name="T16" style:family="text">
      <style:text-properties fo:font-weight="normal" officeooo:rsid="002bb490" style:font-size-asian="10pt" style:font-weight-asian="normal" style:font-name-complex="Times New Roman" style:font-size-complex="10pt" style:font-style-complex="normal" style:font-weight-complex="normal"/>
    </style:style>
    <style:style style:name="T17"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8"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20"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21" style:family="text">
      <style:text-properties fo:font-variant="normal" fo:text-transform="none" fo:color="#222222" fo:letter-spacing="normal" fo:font-style="normal" fo:font-weight="normal" officeooo:rsid="0019c8a2" style:font-size-asian="10pt" style:font-weight-asian="normal" style:font-size-complex="10pt" style:font-weight-complex="normal"/>
    </style:style>
    <style:style style:name="T22" style:family="text">
      <style:text-properties fo:font-variant="normal" fo:text-transform="none" fo:color="#222222" fo:letter-spacing="normal" fo:font-style="normal" fo:font-weight="normal" officeooo:rsid="0032230a" style:font-size-asian="10pt" style:font-weight-asian="normal" style:font-size-complex="10pt" style:font-weight-complex="normal"/>
    </style:style>
    <style:style style:name="T23" style:family="text">
      <style:text-properties officeooo:rsid="001340eb" style:font-size-asian="10pt" style:font-weight-asian="bold" style:font-name-complex="Times New Roman" style:font-size-complex="10pt" style:font-style-complex="normal" style:font-weight-complex="bold"/>
    </style:style>
    <style:style style:name="T24" style:family="text">
      <style:text-properties officeooo:rsid="002b394b" style:font-size-asian="10pt" style:font-weight-asian="bold" style:font-name-complex="Times New Roman" style:font-size-complex="10pt" style:font-style-complex="normal" style:font-weight-complex="bold"/>
    </style:style>
    <style:style style:name="T25" style:family="text">
      <style:text-properties officeooo:rsid="002d6e6f"/>
    </style:style>
    <style:style style:name="T26" style:family="text">
      <style:text-properties officeooo:rsid="002de0f8"/>
    </style:style>
    <style:style style:name="T27" style:family="text">
      <style:text-properties officeooo:rsid="0032230a"/>
    </style:style>
    <style:style style:name="T28" style:family="text">
      <style:text-properties fo:color="#222222" fo:letter-spacing="normal" fo:font-style="italic" fo:font-weight="normal" officeooo:rsid="0019c8a2" style:font-size-asian="10pt" style:font-weight-asian="normal" style:font-size-complex="10pt" style:font-weight-complex="normal"/>
    </style:style>
    <style:style style:name="T29" style:family="text">
      <style:text-properties fo:font-style="italic" style:font-style-asian="italic" style:font-style-complex="italic"/>
    </style:style>
    <style:style style:name="T30" style:family="text">
      <style:text-properties officeooo:rsid="003451d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3.027cm, 0cm, 0cm, 1.58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draw:frame draw:style-name="fr1" draw:name="gráficos1" text:anchor-type="as-char" svg:width="2.91cm" svg:height="1.635cm" draw:z-index="0"><draw:image/></draw:frame></text:p>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1</text:p>
          </table:table-cell>
          <table:table-cell table:style-name="Tabla5.A2" office:value-type="string">
            <text:p text:style-name="P14">Práctica</text:p>
          </table:table-cell>
          <table:table-cell table:style-name="Tabla5.A2" office:value-type="string">
            <text:p text:style-name="P13">1</text:p>
          </table:table-cell>
          <table:table-cell table:style-name="Tabla5.A2" office:value-type="string">
            <text:p text:style-name="P14">Fecha</text:p>
          </table:table-cell>
          <table:table-cell table:style-name="Tabla5.F2" office:value-type="string">
            <text:p text:style-name="P12">dd/mm/aaaa</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Li</text:span>, <text:span text:style-name="T2">Hu</text:span>, <text:span text:style-name="T2">Carlos</text:span></text:p>
          </table:table-cell>
          <table:covered-table-cell/>
          <table:covered-table-cell/>
          <table:covered-table-cell/>
        </table:table-row>
      </table:table>
      <text:p text:style-name="P27"/>
      <text:h text:style-name="P101" text:outline-level="1"><text:span text:style-name="T3">Práctica </text:span><text:span text:style-name="T4">1</text:span><text:span text:style-name="T3">: Arquitectura de JAVA EE (Primera parte)</text:span></text:h>
      <text:h text:style-name="P100" text:outline-level="1"/>
      <text:p text:style-name="P26">EJERCICIO 1.</text:p>
      <text:p text:style-name="P18">Prepare e inicie una máquina virtual a partir de la plantilla si2srv con: 1GB de RAM asignada, 2 CPUs. A continuación: </text:p>
      <text:p text:style-name="P17">- Modifique los ficheros que considere necesarios en el proyecto para que se despliegue tanto la aplicación web como la base de datos contra la dirección asignada a la pareja de prácticas.</text:p>
      <text:h text:style-name="P31" text:outline-level="2">Estas son las modificaciones que hemos realizado para poder desplegar la aplicación web y la base de datos contra la dirección 10.1.2.2:</text:h>
      <text:list xml:id="list6785793703827573358" text:style-name="L1">
        <text:list-item>
          <text:list>
            <text:list-item>
              <text:h text:style-name="P86" text:outline-level="2">en el fichero build.properties asignamos as.host=10.1.2.2 (ip donde vamos a desplegar, en este caso, el de la máquina virtual).</text:h>
            </text:list-item>
            <text:list-item>
              <text:h text:style-name="P86" text:outline-level="2">En el fichero postgresql.properties </text:h>
              <text:list>
                <text:list-item>
                  <text:h text:style-name="P86" text:outline-level="2">db.password=alumnodb </text:h>
                </text:list-item>
                <text:list-item>
                  <text:h text:style-name="P86" text:outline-level="2">db.host=1<text:span text:style-name="T25">0.1.2.2</text:span> (el host de la base de datos es la máquina local)</text:h>
                </text:list-item>
                <text:list-item>
                  <text:h text:style-name="P88" text:outline-level="2"><text:s/>db.client.host= 1<text:span text:style-name="T25">0.1.2.2</text:span> (el cliente será la máquina local)</text:h>
                </text:list-item>
              </text:list>
            </text:list-item>
          </text:list>
        </text:list-item>
      </text:list>
      <text:h text:style-name="P90" text:outline-level="2"/>
      <text:h text:style-name="P90" text:outline-level="2">Posteriormente empezamos preparando la base de datos, tal y como se ve en la imagen de debajo, mediante el comando ant setup-db:</text:h>
      <text:h text:style-name="P89" text:outline-level="2"><draw:frame draw:style-name="fr1" draw:name="Imagen1" text:anchor-type="as-char" svg:width="17.002cm" svg:height="10.329cm" draw:z-index="1"><draw:image/></draw:frame></text:h>
      <text:h text:style-name="P90" text:outline-level="2"/>
      <text:h text:style-name="P90" text:outline-level="2"/>
      <text:h text:style-name="P99" text:outline-level="2">Posteriormente compilamos los ficheros mediante el comando ant compilar:</text:h>
      <text:h text:style-name="P90" text:outline-level="2"><draw:frame draw:style-name="fr1" draw:name="Imagen2" text:anchor-type="as-char" svg:width="17.002cm" svg:height="3.937cm" draw:z-index="2"><draw:image/></draw:frame></text:h>
      <text:h text:style-name="P90" text:outline-level="2"/>
      <text:h text:style-name="P90" text:outline-level="2">A continuación empaquetamos los ficheros mediante ant empaquetar:</text:h>
      <text:h text:style-name="P90" text:outline-level="2"><draw:frame draw:style-name="fr1" draw:name="Imagen3" text:anchor-type="as-char" svg:width="17.002cm" svg:height="5.069cm" draw:z-index="3"><draw:image/></draw:frame></text:h>
      <text:h text:style-name="P90" text:outline-level="2"/>
      <text:h text:style-name="P90" text:outline-level="2">Y finalmente desplegamos la aplicación mediante el comando ant desplegar: <draw:frame draw:style-name="fr1" draw:name="Imagen4" text:anchor-type="as-char" svg:width="14.76cm" svg:height="4.126cm" draw:z-index="4"><draw:image/></draw:frame></text:h>
      <text:h text:style-name="P90" text:outline-level="2"/>
      <text:p text:style-name="P17"/>
      <text:p text:style-name="P28">- Realice un pago contra la aplicación web empleando el navegador en la ruta http://10.X.Y.Z:8080/P1 Conéctese a la base de datos (usando el cliente Tora por ejemplo) y obtenga evidencias de que el pago se ha realizado.</text:p>
      <text:p text:style-name="P17"/>
      <text:p text:style-name="P19">Empezamos eligiendo un unos Id’s de transacción y de comercio, y un importe arbitrarios para comenzar el pago. Después añadimos los datos de un usuario cualquiera en la base de datos, tal y como vemos abajo.</text:p>
      <text:p text:style-name="P17"><draw:frame draw:style-name="fr1" draw:name="Imagen5" text:anchor-type="as-char" svg:width="10.185cm" svg:height="9.735cm" draw:z-index="10"><draw:image/></draw:frame></text:p>
      <text:p text:style-name="P17"/>
      <text:p text:style-name="P19">Al pulsar el botón de pagar, nos aparece esta pantalla, donde vemos que se ha realizado correctamente.</text:p>
      <text:p text:style-name="P17"><draw:frame draw:style-name="fr1" draw:name="Imagen6" text:anchor-type="as-char" svg:width="17.002cm" svg:height="7.752cm" draw:z-index="5"><draw:image/></draw:frame></text:p>
      <text:p text:style-name="P17"/>
      <text:p text:style-name="P19">Comprobamos en tora mediante una consulta SQL que el pago ha quedado registrado en la BBDD.</text:p>
      <text:p text:style-name="P17"><draw:frame draw:style-name="fr1" draw:name="Imagen7" text:anchor-type="as-char" svg:width="17.002cm" svg:height="4.135cm" draw:z-index="6"><draw:image/></draw:frame></text:p>
      <text:p text:style-name="P17"/>
      <text:p text:style-name="P17"><text:soft-page-break/></text:p>
      <text:p text:style-name="P17">- Acceda a la página de pruebas extendida, http://10.X.Y.Z:8080/P1/testbd.jsp. Compruebe que la funcionalidad de listado de y borrado de pagos funciona correctamente. Elimine el pago anterior. </text:p>
      <text:p text:style-name="P17">Incluya en la memoria de prácticas todos los pasos necesarios para resolver este ejercicio así como las evidencias obtenidas. Se pueden incluir por ejemplo capturas de pantalla. </text:p>
      <text:p text:style-name="P16"/>
      <text:h text:style-name="P87" text:outline-level="2">Empezamos aplicando como filtro el id de comercio 1, pues es el que usamos en el apartado anterior, y se nos muestra tal y cómo esperábamos esto:</text:h>
      <text:h text:style-name="P32" text:outline-level="2"><draw:frame draw:style-name="fr1" draw:name="Imagen8" text:anchor-type="as-char" svg:width="12.857cm" svg:height="6.112cm" draw:z-index="7"><draw:image/></draw:frame></text:h>
      <text:h text:style-name="P33" text:outline-level="2"/>
      <text:h text:style-name="P33" text:outline-level="2">Ahora borramos los pagos asociados al comercio con id 1, y se nos borra de la base de datos:</text:h>
      <text:h text:style-name="P32" text:outline-level="2"><draw:frame draw:style-name="fr1" draw:name="Imagen9" text:anchor-type="as-char" svg:width="12.857cm" svg:height="4.179cm" draw:z-index="8"><draw:image/></draw:frame></text:h>
      <text:h text:style-name="P33" text:outline-level="2"/>
      <text:h text:style-name="P33" text:outline-level="2">Si tratamos de volver a listar los comercios con dicho id anterior, vemos que ya no aparece, y por tanto se ha realizado de forma correcta.</text:h>
      <text:h text:style-name="P32" text:outline-level="2"><draw:frame draw:style-name="fr1" draw:name="Imagen10" text:anchor-type="as-char" svg:width="13.333cm" svg:height="5.713cm" draw:z-index="9"><draw:image/></draw:frame></text:h>
      <text:p text:style-name="P30">EJERCICIO 2.</text:p>
      <text:p text:style-name="P21">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3">Para este apartado hemos modificado en el fichero DBTester, los atributos:</text:p>
      <text:list xml:id="list7727383466181498216" text:style-name="L2">
        <text:list-item>
          <text:p text:style-name="P97"><text:span text:style-name="T11">JDBC_DRIVER=</text:span><text:span text:style-name="T10">"org.postgresql.Driver";</text:span></text:p>
        </text:list-item>
        <text:list-item>
          <text:p text:style-name="P97"><text:span text:style-name="T11">JDBC_CONNSTRING=</text:span><text:span text:style-name="T10">"jdbc:postgresql://10.1.2.2:5432/visa";//;create=true </text:span></text:p>
        </text:list-item>
        <text:list-item>
          <text:p text:style-name="P98">JDBC_USER="alumnodb";</text:p>
        </text:list-item>
        <text:list-item>
          <text:p text:style-name="P98">JDBC_PASSWORD="alumnodb";</text:p>
        </text:list-item>
      </text:list>
      <text:p text:style-name="P20"/>
      <text:p text:style-name="P20">Una vez completada la información, acceda a la página de pruebas extendida, http://10.X.Y.Z:8080/P1/testbd.jsp y pruebe a realizar un pago utilizando la conexión directa y pruebe a listarlo y eliminarlo. Adjunte en la memoria evidencias de este proceso.</text:p>
      <text:p text:style-name="P25"/>
      <text:p text:style-name="P25">Empezamos rellenando el formulario con estos datos (los únicos que no son arbitrarios son los datos del usuario, que están en la BBDD). Además marcamos el Direct Connection a True.</text:p>
      <text:p text:style-name="P22"><draw:frame draw:style-name="fr1" draw:name="Imagen11" text:anchor-type="as-char" svg:width="10.476cm" svg:height="11.587cm" draw:z-index="11"><draw:image/></draw:frame></text:p>
      <text:p text:style-name="P25"/>
      <text:p text:style-name="P29">Le damos al botón de pagar, y se realiza correctamente:</text:p>
      <text:p text:style-name="P24"><draw:frame draw:style-name="fr1" draw:name="Imagen12" text:anchor-type="as-char" svg:width="17.002cm" svg:height="7.535cm" draw:z-index="12"><draw:image/></draw:frame></text:p>
      <text:p text:style-name="P25"/>
      <text:p text:style-name="P25">Una vez hecho, listamos los pagos con id de comercio 3, y vemos que ha quedado bien registrado.</text:p>
      <text:p text:style-name="P25"><draw:frame draw:style-name="fr1" draw:name="Imagen13" text:anchor-type="as-char" svg:width="13.042cm" svg:height="6.165cm" draw:z-index="13"><draw:image/></draw:frame></text:p>
      <text:p text:style-name="P25"/>
      <text:p text:style-name="P25">Después borramos el pago con dicho Id de comercio:</text:p>
      <text:p text:style-name="P25"><draw:frame draw:style-name="fr1" draw:name="Imagen14" text:anchor-type="as-char" svg:width="12.857cm" svg:height="4.075cm" draw:z-index="14"><draw:image/></draw:frame></text:p>
      <text:p text:style-name="P25"/>
      <text:p text:style-name="P25">Y comprobamos que ha sido borrado correctamente al volver a consultar la lista de pagos asociada:</text:p>
      <text:p text:style-name="P25"><draw:frame draw:style-name="fr1" draw:name="Imagen15" text:anchor-type="as-char" svg:width="13.042cm" svg:height="5.369cm" draw:z-index="15"><draw:image/></draw:frame></text:p>
      <text:p text:style-name="P29"/>
      <text:h text:style-name="P79" text:outline-level="2">EJERCICIO 3.</text:h>
      <text:h text:style-name="P34"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4" text:outline-level="2"/>
      <text:h text:style-name="P52" text:outline-level="2">Hemos accedido, en la consola de administración, a los recursos JDBC y como ilustramos en la captura de pantalla, tanto el recurso visaDB como VisaPool han sido creados correctamente.</text:h>
      <text:h text:style-name="P34" text:outline-level="2"><draw:frame draw:style-name="fr1" draw:name="Image1" text:anchor-type="as-char" svg:width="17.002cm" svg:height="10.871cm" draw:z-index="18"><draw:image/></draw:frame></text:h>
      <text:h text:style-name="P52" text:outline-level="2"/>
      <text:h text:style-name="P52" text:outline-level="2">Hemos hecho ping a la base de datos y ha tenido éxito.</text:h>
      <text:h text:style-name="P34" text:outline-level="2"><draw:frame draw:style-name="fr1" draw:name="Image2" text:anchor-type="as-char" svg:width="17.002cm" svg:height="5.376cm" draw:z-index="16"><draw:image/></draw:frame></text:h>
      <text:h text:style-name="P35" text:outline-level="2"/>
      <text:h text:style-name="P52" text:outline-level="2">Los valores de los parámetros son:</text:h>
      <text:list xml:id="list945300321389066414" text:style-name="L3">
        <text:list-item>
          <text:list>
            <text:list-item>
              <text:h text:style-name="P91" text:outline-level="2"><text:span text:style-name="T6">Initial and Minimum Pool Size: </text:span><text:span text:style-name="T7">8</text:span></text:h>
            </text:list-item>
            <text:list-item>
              <text:h text:style-name="P38" text:outline-level="2">Maximum Pool Size: <text:span text:style-name="T14">32</text:span></text:h>
            </text:list-item>
            <text:list-item>
              <text:h text:style-name="P38" text:outline-level="2">Pool Resize Quantity: <text:span text:style-name="T14">2</text:span></text:h>
            </text:list-item>
            <text:list-item>
              <text:h text:style-name="P38" text:outline-level="2">Idle Timeout: <text:span text:style-name="T14">300</text:span></text:h>
            </text:list-item>
            <text:list-item>
              <text:h text:style-name="P38" text:outline-level="2">Max Wait Time: <text:span text:style-name="T14">60000</text:span></text:h>
            </text:list-item>
          </text:list>
        </text:list-item>
      </text:list>
      <text:h text:style-name="P51" text:outline-level="2"/>
      <text:h text:style-name="P47" text:outline-level="2"><text:span text:style-name="T24">Initial and Minimum Pool Size: </text:span><text:span text:style-name="T16">N</text:span><text:span text:style-name="T15">úmero mínimo e inicial de conexiones mantenidas en el pool. Si aumenta, </text:span><text:soft-page-break/><text:span text:style-name="T16">p</text:span><text:span text:style-name="T15">odríamos atender a un mayor número de conexiones como mínimo pero si son demasiadas, podríamos acabar teniendo conexiones ociosas</text:span></text:h>
      <text:h text:style-name="P47" text:outline-level="2"><text:span text:style-name="T23">Maximum Pool Size: </text:span><text:span text:style-name="T16">N</text:span><text:span text:style-name="T15">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7" text:outline-level="2"><text:span text:style-name="T23">Pool Resize Quantity: </text:span><text:span text:style-name="T16">N</text:span><text:span text:style-name="T15">úmero de conexiones a eliminar cuando expira el </text:span><text:span text:style-name="T16">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7" text:outline-level="2"><text:span text:style-name="T23">Idle Timeout: </text:span><text:span text:style-name="T16">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8" text:outline-level="2"><text:span text:style-name="T20">Max Wait Time: </text:span><text:span text:style-name="T17">Cantidad de tiempo que espera el invocador antes de que la conexión envíe un timeout</text:span><text:span text:style-name="T18">. </text:span><text:span text:style-name="T19">Si es muy alto, un método </text:span><text:span text:style-name="T17">invocador</text:span><text:span text:style-name="T19"> puede permanecer esperando demasiado tiempo. Por lo contrario, si fuera muy bajo, es posible que el método </text:span><text:span text:style-name="T17">invocador</text:span><text:span text:style-name="T19"> abandonara la conexión antes de que se procesara la consulta que invocó.</text:span></text:h>
      <text:h text:style-name="P51" text:outline-level="2"/>
      <text:h text:style-name="P51" text:outline-level="2"/>
      <text:h text:style-name="P35" text:outline-level="2"/>
      <text:h text:style-name="P81" text:outline-level="2"><text:span text:style-name="T13">EJERCICIO 4.</text:span> </text:h>
      <text:h text:style-name="P34" text:outline-level="2">Localice los siguientes fragmentos de código SQL dentro del proyecto proporcionado (P1-base) correspondientes a los siguientes procedimientos: </text:h>
      <text:h text:style-name="P36" text:outline-level="2">- Consulta de si una tarjeta es válida. </text:h>
      <text:h text:style-name="P36" text:outline-level="2">- Ejecución del pago. Incluya en la memoria de prácticas dichas consultas.</text:h>
      <text:h text:style-name="P36" text:outline-level="2"/>
      <text:h text:style-name="P54" text:outline-level="2">En el fichero visaDAO.java, los metodos para consultar si una tarjeta es válida son:</text:h>
      <text:list xml:id="list8264632941396942663" text:style-name="L4">
        <text:list-item>
          <text:list>
            <text:list-item>
              <text:h text:style-name="P55" text:outline-level="2">GetQryCompruebaTarjeta, que genera la query sql para comprobar los datos de la tarjeta como una string</text:h>
            </text:list-item>
          </text:list>
        </text:list-item>
      </text:list>
      <text:h text:style-name="P53" text:outline-level="2">La query es:</text:h>
      <text:h text:style-name="P53" text:outline-level="2"/>
      <text:h text:style-name="P92" text:outline-level="2">"select * from tarjeta "</text:h>
      <text:h text:style-name="P92" text:outline-level="2"><text:s text:c="20"/>+ "where numeroTarjeta='" + tarjeta.getNumero()</text:h>
      <text:h text:style-name="P92" text:outline-level="2"><text:s text:c="20"/>+ "' and titular='" + tarjeta.getTitular()</text:h>
      <text:h text:style-name="P92" text:outline-level="2"><text:s text:c="20"/>+ "' and validaDesde='" + tarjeta.getFechaEmision()</text:h>
      <text:h text:style-name="P92" text:outline-level="2"><text:s text:c="20"/>+ "' and validaHasta='" + tarjeta.getFechaCaducidad()</text:h>
      <text:h text:style-name="P92" text:outline-level="2"><text:s text:c="20"/>+ "' and codigoVerificacion='" + tarjeta.getCodigoVerificacion() + "'"</text:h>
      <text:h text:style-name="P93" text:outline-level="2"/>
      <text:list xml:id="list160125875150310" text:continue-numbering="true" text:style-name="L4">
        <text:list-item>
          <text:list>
            <text:list-item>
              <text:h text:style-name="P55" text:outline-level="2">CompruebaTarjeta, que utiliza la query generada por el metodo anterior para comprobar en la base de datos que la tarjeta es valida</text:h>
            </text:list-item>
          </text:list>
        </text:list-item>
      </text:list>
      <text:h text:style-name="P53" text:outline-level="2">En el mismo fichero, los metodos para ejecutar el pago son:</text:h>
      <text:list xml:id="list4807124332965314383" text:style-name="L5">
        <text:list-item>
          <text:list>
            <text:list-item>
              <text:h text:style-name="P56" text:outline-level="2">getQryInsertPago, que genera la query sql para insertar un pago nuevo como una string</text:h>
            </text:list-item>
          </text:list>
        </text:list-item>
      </text:list>
      <text:h text:style-name="P53" text:outline-level="2">La query es:</text:h>
      <text:h text:style-name="P53" text:outline-level="2"/>
      <text:h text:style-name="P85" text:outline-level="2">"insert into pago("</text:h>
      <text:h text:style-name="P85" text:outline-level="2"><text:s text:c="20"/>+ "idTransaccion,"</text:h>
      <text:h text:style-name="P85" text:outline-level="2"><text:s text:c="20"/>+ "importe,idComercio,"</text:h>
      <text:h text:style-name="P85" text:outline-level="2"><text:s text:c="20"/>+ "numeroTarjeta)"</text:h>
      <text:h text:style-name="P85" text:outline-level="2"><text:s text:c="20"/>+ " values ("</text:h>
      <text:h text:style-name="P85" text:outline-level="2"><text:s text:c="20"/>+ "'" + pago.getIdTransaccion() + "',"</text:h>
      <text:h text:style-name="P85" text:outline-level="2"><text:s text:c="20"/>+ pago.getImporte() + ","</text:h>
      <text:h text:style-name="P85" text:outline-level="2"><text:s text:c="20"/>+ "'" + pago.getIdComercio() + "',"</text:h>
      <text:h text:style-name="P85" text:outline-level="2"><text:s text:c="20"/>+ "'" + pago.getTarjeta().getNumero() + "'"</text:h>
      <text:h text:style-name="P85" text:outline-level="2"><text:s text:c="20"/>+ ")"</text:h>
      <text:h text:style-name="P53" text:outline-level="2"/>
      <text:list xml:id="list160126472013729" text:continue-numbering="true" text:style-name="L5">
        <text:list-item>
          <text:list>
            <text:list-item>
              <text:h text:style-name="P56" text:outline-level="2">GetQryBuscaPagoTransaccion, que genera la query sql para asegurar que el pago ha funcionado como una string</text:h>
            </text:list-item>
          </text:list>
        </text:list-item>
      </text:list>
      <text:h text:style-name="P53" text:outline-level="2">La query es:</text:h>
      <text:h text:style-name="P53" text:outline-level="2"/>
      <text:h text:style-name="P85" text:outline-level="2">"select idAutorizacion, codRespuesta "</text:h>
      <text:h text:style-name="P85" text:outline-level="2"><text:s text:c="24"/>+ " from pago "</text:h>
      <text:h text:style-name="P85" text:outline-level="2"><text:s text:c="24"/>+ " where idTransaccion = '" + pago.getIdTransaccion()</text:h>
      <text:h text:style-name="P85" text:outline-level="2"><text:s text:c="24"/>+ "' <text:s text:c="2"/>and idComercio = '" + pago.getIdComercio() + "'"</text:h>
      <text:h text:style-name="P53" text:outline-level="2"/>
      <text:list xml:id="list160125621750066" text:continue-numbering="true" text:style-name="L5">
        <text:list-item>
          <text:list>
            <text:list-item>
              <text:h text:style-name="P56" text:outline-level="2">realizaPago, que ejecuta las dos queries anteriores en la base de datos</text:h>
            </text:list-item>
          </text:list>
        </text:list-item>
      </text:list>
      <text:h text:style-name="P36" text:outline-level="2"/>
      <text:h text:style-name="P82" text:outline-level="2"><text:soft-page-break/><text:span text:style-name="T13">EJERCICIO 5:</text:span> </text:h>
      <text:h text:style-name="P37"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7" text:outline-level="2"/>
      <text:h text:style-name="P57" text:outline-level="2">Hemos realizado el pago con test_debug, direct_connectio y use_prepared a true.</text:h>
      <text:h text:style-name="P57" text:outline-level="2"><draw:frame draw:style-name="fr1" draw:name="Image3" text:anchor-type="as-char" svg:width="17.002cm" svg:height="3.235cm" draw:z-index="17"><draw:image/></draw:frame></text:h>
      <text:h text:style-name="P57" text:outline-level="2"/>
      <text:h text:style-name="P84" text:outline-level="2"><text:span text:style-name="T13">EJERCICIO 6.</text:span> </text:h>
      <text:h text:style-name="P94"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9" text:outline-level="2"> compruebaTarjeta() </text:h>
      <text:h text:style-name="P39" text:outline-level="2"> realizaPago() </text:h>
      <text:h text:style-name="P39" text:outline-level="2"> isDebug() / setDebug() (Nota: VisaDAO.java contiene dos métodos setDebug que reciben distintos argumentos. Solo uno de ellos podrá ser exportado como servicio web)3 . </text:h>
      <text:h text:style-name="P39" text:outline-level="2"> isPrepared() / setPrepared() </text:h>
      <text:h text:style-name="P39" text:outline-level="2">En la clase DBTester, de la que hereda VisaDAOWS.java, deberemos publicar así mismo: </text:h>
      <text:h text:style-name="P39" text:outline-level="2"> isDirectConnection() / setDirectConnection() </text:h>
      <text:h text:style-name="P40" text:outline-level="2">Para ello, implemente estos métodos también en la clase hija. Es decir, haga un override de Java, implementando estos métodos en VisaDAOWS mediante invocaciones a la clase padre (super).</text:h>
      <text:h text:style-name="P58" text:outline-level="2">Los cambios en el código son esencialmente:</text:h>
      <text:list xml:id="list5490196401402512141" text:style-name="L6">
        <text:list-item>
          <text:list>
            <text:list-item>
              <text:h text:style-name="P59" text:outline-level="2">poner @WebMethod antes de los métodos descritos en el enunciado y @WebParam antes de los parámetros de dichos métodos.</text:h>
            </text:list-item>
            <text:list-item>
              <text:h text:style-name="P96" text:outline-level="2"><text:span text:style-name="T9">Y </text:span><text:span text:style-name="T8">poner @WebService() antes de la declaración de la clase VisaDAOWS</text:span></text:h>
            </text:list-item>
          </text:list>
        </text:list-item>
      </text:list>
      <text:h text:style-name="P40" text:outline-level="2">Modifique así mismo el método realizaPago() para que éste devuelva el pago modificado tras la correcta o incorrecta realización del pago: </text:h>
      <text:h text:style-name="P39" text:outline-level="2"> Con identificador de autorización y código de respuesta correcto en caso de haberse realizado. </text:h>
      <text:h text:style-name="P39" text:outline-level="2"> Con null en caso de no haberse podido realizar. </text:h>
      <text:h text:style-name="P60" text:outline-level="2">Tal y como se ve en el código, esencialmente cambiamos el prototipo de la función para que retorne un objeto de clase PagoBean y devolvemos el pago si se ha obtenido correctamente, o null si ha habido un error.</text:h>
      <text:h text:style-name="P39" text:outline-level="2">Por último, conteste a la siguiente pregunta: </text:h>
      <text:h text:style-name="P39" text:outline-level="2"> ¿Por qué se ha de alterar el parámetro de retorno del método realizaPago() para que devuelva el pago el lugar de un boolean?</text:h>
      <text:h text:style-name="P60" text:outline-level="2">En esta implementación, el servicio web y el cliente están desacoplados, y por tanto, el acceso a los datos también. Y por esta razón, necesitamos devolver el pago para poder visualizar <text:span text:style-name="T27">los datos del pago correctamente en la aplicación</text:span>.</text:h>
      <text:h text:style-name="P60" text:outline-level="2"/>
      <text:h text:style-name="P83" text:outline-level="2"><text:span text:style-name="T13">EJERCICIO 7.</text:span> </text:h>
      <text:h text:style-name="P41"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text:h>
      <text:h text:style-name="P41" text:outline-level="2"><text:soft-page-break/><draw:frame draw:style-name="fr2" draw:name="Imagen16" text:anchor-type="as-char" svg:width="16.254cm" svg:height="8.135cm" draw:z-index="19"><draw:image/></draw:frame></text:h>
      <text:h text:style-name="P41" text:outline-level="2">Comente en la memoria aspectos relevantes del código XML del fichero WSDL y su relación con los métodos Java del objeto del servicio, argumentos recibidos y objetos devueltos. </text:h>
      <text:h text:style-name="P49" text:outline-level="2"><text:span text:style-name="T21">WSDL, las siglas de </text:span><text:span text:style-name="T28">Web Services Description Language</text:span><text:span text:style-name="T21">, es un formato del </text:span><text:span text:style-name="T22">XML </text:span><text:span text:style-name="T21">que se utiliza para describir </text:span><text:span text:style-name="T22">servicios web.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h>
      <text:h text:style-name="P50" text:outline-level="2">Conteste a las siguientes preguntas: </text:h>
      <text:h text:style-name="P41" text:outline-level="2"> ¿En qué fichero están definidos los tipos de datos intercambiados con el webservie<text:span text:style-name="T27">t</text:span>? </text:h>
      <text:h text:style-name="P61" text:outline-level="2"/>
      <text:h text:style-name="P41" text:outline-level="2"> ¿Qué tipos de datos predefinidos se usan? </text:h>
      <text:h text:style-name="P41" text:outline-level="2"> ¿Cuáles son los tipos de datos que se definen? </text:h>
      <text:h text:style-name="P41" text:outline-level="2"> ¿Qué etiqueta está asociada a los métodos invocados en el webservice? </text:h>
      <text:h text:style-name="P41" text:outline-level="2"> ¿Qué etiqueta describe los mensajes intercambiados en la invocación de los métodos del webservice? </text:h>
      <text:h text:style-name="P41" text:outline-level="2"> ¿En qué etiqueta se especifica el protocolo de comunicación con el webservice? </text:h>
      <text:h text:style-name="P41" text:outline-level="2"> ¿En qué etiqueta se especifica la URL a la que se deberá conectar un cliente para acceder al webservice?</text:h>
      <text:h text:style-name="P42" text:outline-level="2"/>
      <text:h text:style-name="P83" text:outline-level="2"><text:span text:style-name="T13">EJERCICIO 8.</text:span> </text:h>
      <text:h text:style-name="P44" text:outline-level="2">Realícese las modificaciones necesarias en ProcesaPago.java para que implemente de manera correcta la llamada al servicio web mediante stubs estáticos. Téngase en cuenta que:</text:h>
      <text:h text:style-name="P44" text:outline-level="2"> El nuevo método realizaPago() ahora no devuelve un boolean, sino el propio objeto Pago modificado.</text:h>
      <text:h text:style-name="P62" text:outline-level="2">Para llevar a cabo este cambio, hemos cambiado el método realizaPago de la clase VisaDAOWS para que en su prototipo devuelva un objeto de tipo pago. En el código del método, hemos sustituído los <text:span text:style-name="T29">return false;</text:span><text:span text:style-name="T12"> por </text:span><text:span text:style-name="T29">return null; </text:span><text:span text:style-name="T12">Y al final del todo, hemos cambiado el retorno por las siguientes líneas de código:</text:span></text:h>
      <text:h text:style-name="P62" text:outline-level="2"><text:span text:style-name="T12"/></text:h>
      <text:h text:style-name="P67" text:outline-level="2">if(ret == false){</text:h>
      <text:h text:style-name="P67" text:outline-level="2"><text:s text:c="4"/>return null;</text:h>
      <text:h text:style-name="P67" text:outline-level="2"><text:s text:c="4"/>}</text:h>
      <text:h text:style-name="P67" text:outline-level="2">return pago;</text:h>
      <text:h text:style-name="P67" text:outline-level="2"/>
      <text:h text:style-name="P74" text:outline-level="2">De manera que sin tener que modificar mucho de la función, si hubo un error se devuelve null mientras que si todo fue bien, devolvemos el pago realizado (con todos sus datos actualizados).</text:h>
      <text:h text:style-name="P74" text:outline-level="2">Después, en el método processRequest de la clase ProcesaPago, hemos cambiado la comprobación de error del retorno del método realizaPago:</text:h>
      <text:h text:style-name="P74" text:outline-level="2"/>
      <text:h text:style-name="P67" text:outline-level="2">pago = dao.realizaPago(pago);</text:h>
      <text:h text:style-name="P67" text:outline-level="2">if (pago == null) { <text:s text:c="5"/></text:h>
      <text:h text:style-name="P67" text:outline-level="2"><text:s text:c="4"/>enviaError(new Exception("Pago incorrecto"), request, response);</text:h>
      <text:h text:style-name="P67" text:outline-level="2"><text:s text:c="4"/>return;</text:h>
      <text:h text:style-name="P67" text:outline-level="2">}</text:h>
      <text:h text:style-name="P74" text:outline-level="2"/>
      <text:h text:style-name="P74" text:outline-level="2"><text:soft-page-break/></text:h>
      <text:h text:style-name="P44" text:outline-level="2"> Las llamadas remotas pueden generar nuevas excepciones que deberán ser tratadas en el código cliente.</text:h>
      <text:h text:style-name="P42" text:outline-level="2"/>
      <text:h text:style-name="P63" text:outline-level="2">Para gestionar las posibles excepciones debidas a las llamadas remotas, hemos rodeado la instanciación de visaDAOWS con un try catch de la siguiente forma:</text:h>
      <text:h text:style-name="P42" text:outline-level="2"/>
      <text:h text:style-name="P67" text:outline-level="2">VisaDAOWSService service = new VisaDAOWSService();</text:h>
      <text:h text:style-name="P67" text:outline-level="2">VisaDAOWS dao = service.getVisaDAOWSPort();</text:h>
      <text:h text:style-name="P67" text:outline-level="2">Try {</text:h>
      <text:h text:style-name="P67" text:outline-level="4"><text:s text:c="4"/>BindingProvider bp = (BindingProvider) dao;</text:h>
      <text:h text:style-name="P67" text:outline-level="2"><text:s text:c="4"/>bp.getRequestContext().put(BindingProvider.ENDPOINT_ADDRESS_PROPERTY, “<text:span text:style-name="T30">http://10.1.2.1</text:span>”);</text:h>
      <text:h text:style-name="P67" text:outline-level="2">} catch (Exception e){</text:h>
      <text:h text:style-name="P67" text:outline-level="2"><text:s text:c="4"/>enviaError(new Exception("servidor no encontrado"), request, response);</text:h>
      <text:h text:style-name="P67" text:outline-level="2"><text:s text:c="4"/>return;</text:h>
      <text:h text:style-name="P67" text:outline-level="2">}</text:h>
      <text:h text:style-name="P42" text:outline-level="2"/>
      <text:h text:style-name="P83" text:outline-level="2"><text:span text:style-name="T13">EJERCICIO 9.</text:span> </text:h>
      <text:h text:style-name="P43"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64" text:outline-level="2"/>
      <text:h text:style-name="P63" text:outline-level="2">Con la siguiente invocación a método obtenemos la url de nuestro servidor:</text:h>
      <text:h text:style-name="P70" text:outline-level="2">String url = getServletContext().getInitParameter("url-server");</text:h>
      <text:h text:style-name="P75" text:outline-level="2">Después, hemos cambiado el parámetro “ <text:a xlink:type="simple" xlink:href="http://10.1.2.1/">http://10.1.2.1</text:a>” por esta url en la invocación al método</text:h>
      <text:h text:style-name="P69" text:outline-level="2">bp.getRequestContext().put(BindingProvider.ENDPOINT_ADDRESS_PROPERTY, “<text:a xlink:type="simple" xlink:href="http://10.1.2.1/"><text:span text:style-name="T30">http://10.1.2.1</text:span></text:a>”);</text:h>
      <text:h text:style-name="P76" text:outline-level="2">De esta forma, se el stub se conecta dinámicamente (en tiempo de ejecución) al servidor correspondiente sin necesidad de que su url esté codificada a fuego.</text:h>
      <text:h text:style-name="P76" text:outline-level="2"/>
      <text:h text:style-name="P76" text:outline-level="2">Adicionalmente, para que esas llamadas a métodos surtan efecto, en el fichero web.xml hemos añadido las siguientes líneas:</text:h>
      <text:h text:style-name="P76" text:outline-level="2"/>
      <text:h text:style-name="P71" text:outline-level="2">&lt;context-param&gt;</text:h>
      <text:h text:style-name="P71" text:outline-level="2"><text:s text:c="8"/>&lt;param-name&gt;url-server&lt;/param-name&gt;</text:h>
      <text:h text:style-name="P71" text:outline-level="2"><text:s text:c="8"/>&lt;param-value&gt;http://10.1.2.1:8080//P1-ws-ws/VisaDAOWSService&lt;/param-value&gt;</text:h>
      <text:h text:style-name="P71" text:outline-level="2">&lt;/context-param&gt;</text:h>
      <text:h text:style-name="P76" text:outline-level="2"/>
      <text:h text:style-name="P42" text:outline-level="2"/>
      <text:h text:style-name="P42" text:outline-level="2"/>
      <text:h text:style-name="P83" text:outline-level="2"><text:span text:style-name="T13">EJERCICIO 10.</text:span> </text:h>
      <text:h text:style-name="P45" text:outline-level="2">Siguiendo el patrón de los cambios anteriores, adaptar las siguientes clases cliente para que toda la funcionalidad de la página de pruebas testbd.jsp se realice a través del servicio web. Esto afecta al menos a los siguientes recursos:</text:h>
      <text:h text:style-name="P45" text:outline-level="2"> Servlet DelPagos.java: la operación dao.delPagos() debe implementarse en el servicio web.</text:h>
      <text:h text:style-name="P45" text:outline-level="2"> Servlet GetPagos.java: la operación dao.getPagos() debe implementarse en el servicio web.</text:h>
      <text:h text:style-name="P45"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42"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42" text:outline-level="2"/>
      <text:h text:style-name="P65" text:outline-level="2">En ambas clases, DelPagos y GetPagos, hemos instanciado remotamente la clase VisaDAOWS tal y como lo hicimos en ProcesaPago.</text:h>
      <text:h text:style-name="P65" text:outline-level="2">A continuación, hemos cambiado el método getPagos de la clase VisaDAOWS para que devuelva un arrayList &lt;Pago&gt; en lugar de un Pago[]. Para esto, hemos realizado los siguientes cambios (el código comentado es el que había antes que ya no es necesario porque ahora el metodo devolvera el ArrayList pagos directamente):</text:h>
      <text:h text:style-name="P65" text:outline-level="2"/>
      <text:h text:style-name="P65" text:outline-level="2"/>
      <text:h text:style-name="P72" text:outline-level="2"><text:soft-page-break/>/*</text:h>
      <text:h text:style-name="P72" text:outline-level="2">ret = new PagoBean[pagos.size()];</text:h>
      <text:h text:style-name="P72" text:outline-level="2">ret = pagos.toArray(ret);</text:h>
      <text:h text:style-name="P72" text:outline-level="2">*/</text:h>
      <text:h text:style-name="P72" text:outline-level="2">// Cerramos / devolvemos la conexion al pool</text:h>
      <text:h text:style-name="P72" text:outline-level="2">pcon.close();</text:h>
      <text:h text:style-name="P65" text:outline-level="2"/>
      <text:h text:style-name="P65" text:outline-level="2">Y en el retorno del método:</text:h>
      <text:h text:style-name="P65" text:outline-level="2"/>
      <text:h text:style-name="P72" text:outline-level="2">return pagos;</text:h>
      <text:h text:style-name="P72" text:outline-level="2"/>
      <text:h text:style-name="P77" text:outline-level="2">Después, en la clase GetPagos, hemos añadido las siguientes líneas para mantener la funcionalidad del código:</text:h>
      <text:h text:style-name="P77" text:outline-level="2"/>
      <text:h text:style-name="P72" text:outline-level="2">List &lt;PagoBean&gt; pagosList = dao.getPagos(idComercio);</text:h>
      <text:h text:style-name="P72" text:outline-level="2">PagoBean[] pagos = pagosList.toArray(new PagoBean[pagosList.size()]);</text:h>
      <text:h text:style-name="P77" text:outline-level="2"/>
      <text:h text:style-name="P42" text:outline-level="2"/>
      <text:h text:style-name="P83" text:outline-level="2"><text:span text:style-name="T13">EJERCICIO 11.</text:span> </text:h>
      <text:h text:style-name="P43"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2" text:outline-level="2"/>
      <text:h text:style-name="P83" text:outline-level="2"><text:span text:style-name="T13">EJERCICIO 12.</text:span> </text:h>
      <text:h text:style-name="P46" text:outline-level="2">Complete el target generar-stubs definido en build.xml para que invoque a wsimport (utilizar la funcionalidad de ant exec para ejecutar aplicaciones). Téngase en cuenta que:</text:h>
      <text:h text:style-name="P46" text:outline-level="2">- El raíz del directorio de salida del compilador para la parte cliente ya está definido en build.properties como ${build.client}/WEB-INF/classes</text:h>
      <text:h text:style-name="P46" text:outline-level="2">- El paquete Java raíz (ssii2) ya está definido como ${paquete}</text:h>
      <text:h text:style-name="P46" text:outline-level="2">- La URL ya está definida como ${wsdl.url}</text:h>
      <text:h text:style-name="P46" text:outline-level="2"/>
      <text:h text:style-name="P66" text:outline-level="2">En el fichero build.xml hemos añadido la siguiente directriz al target genera-stubs:</text:h>
      <text:h text:style-name="P66" text:outline-level="2"/>
      <text:h text:style-name="P73" text:outline-level="2">&lt;exec executable="${wsimport}"&gt;</text:h>
      <text:h text:style-name="P73" text:outline-level="2"><text:s text:c="4"/>&lt;arg line=" -d ${build.client}/WEB-INF/classes"/&gt;</text:h>
      <text:h text:style-name="P73" text:outline-level="2"><text:s text:c="4"/>&lt;arg line=" -p ${paquete}.visa"/&gt;</text:h>
      <text:h text:style-name="P73" text:outline-level="2"><text:s text:c="4"/>&lt;arg line=" ${wsdl.url}"/&gt;</text:h>
      <text:h text:style-name="P73" text:outline-level="2">&lt;/exec&gt;</text:h>
      <text:h text:style-name="P73" text:outline-level="2"/>
      <text:h text:style-name="P78" text:outline-level="2">Esta directriz se encargará de ejecutar wsimport por nosotros cada vez que se quiera preparar el cliente.</text:h>
      <text:h text:style-name="P42" text:outline-level="2"/>
      <text:h text:style-name="P80" text:outline-level="2">EJERCICIO 13: </text:h>
      <text:h text:style-name="P43"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42" text:outline-level="2"/>
      <text:h text:style-name="P95" text:outline-level="2"/>
      <text:h text:style-name="P102" text:outline-level="2"/>
      <text:h text:style-name="P105" text:outline-level="2">Cuestiones:</text:h>
      <text:h text:style-name="P104" text:outline-level="2">Cuestión número 1:</text:h>
      <text:p text:style-name="P8">Teniendo en cuenta el diagrama de la Figura 3, indicar las páginas html, jsp y servlets por los que se pasa para realizar un pago desde pago.html, pero en el caso de uso en que se introduce una tarjeta cuya fecha de caducidad ha expirado.</text:p>
      <text:p text:style-name="P4">Pago.html formulario con importe, idComercio y tal</text:p>
      <text:p text:style-name="P4">lleva a comienzaPago que evalua que ese formulario es okay</text:p>
      <text:p text:style-name="P4">te manda a formdatosvisa.jsp con otro form para la tarjeta de credito y tal</text:p>
      <text:p text:style-name="P4">lleva a procesaPago, que se da cuenta de que ha expirado</text:p>
      <text:p text:style-name="P4">te manda a error/muestraerror.jsp</text:p>
      <text:h text:style-name="P103" text:outline-level="2">Cuestión número 2:</text:h>
      <text:p text:style-name="P9">De los diferentes servlets que se usan en la aplicación, ¿podría indicar cuáles son los encargados de solicitar la información sobre el pago con tarjeta cuando se usa pago.html para realizar el pago?</text:p>
      <text:p text:style-name="P4">ComienzaPago y procesaPago</text:p>
      <text:p text:style-name="P3"/>
      <text:h text:style-name="P103" text:outline-level="2">Cuestión número 3:</text:h>
      <text:p text:style-name="P6">Cuando se accede a pago.html para hacer el pago, ¿qué información solicita cada servlet? Respecto a la información que manejan, ¿cómo la comparten? ¿dónde se almacena?</text:p>
      <text:p text:style-name="P4">ComienzaPago solicita idTransaccion, idComercio e importe.</text:p>
      <text:p text:style-name="P4">ProcesaPago solicita el número de visa, el titular, la fecha de emisión, la fecha de caducidad y el CVV2</text:p>
      <text:p text:style-name="P7"/>
      <text:h text:style-name="P103" text:outline-level="2">Cuestión número 4:</text:h>
      <text:p text:style-name="P6">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5">La diferencia radica en que desde pago.html se necesitan los servlets comienzaPago y procesaPago para obtener la información de dos formularios independientes (en uno se pide <text:s/><text:span text:style-name="T26">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3</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2-04T21:49:53</meta:creation-date>
    <dc:date>2018-02-24T16:01:25.170118412</dc:date>
    <dc:language>es-ES</dc:language>
    <meta:editing-cycles>34</meta:editing-cycles>
    <meta:editing-duration>PT3H32M6S</meta:editing-duration>
    <meta:document-statistic meta:table-count="1" meta:image-count="20" meta:object-count="0" meta:page-count="13" meta:paragraph-count="243" meta:word-count="3231" meta:character-count="21190" meta:non-whitespace-character-count="17740"/>
    <meta:user-defined meta:name="Info 1"/>
    <meta:user-defined meta:name="Info 2"/>
    <meta:user-defined meta:name="Info 3"/>
    <meta:user-defined meta:name="Info 4"/>
  </office:meta>
</office:document-meta>
</file>